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2.G8" style:family="table-cell">
      <style:table-cell-properties fo:padding="0.097cm" fo:border-left="1pt solid #000000" fo:border-right="1pt solid #000000" fo:border-top="none" fo:border-bottom="1pt solid #000000"/>
    </style:style>
    <style:style style:name="Table2.G9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d8291" officeooo:paragraph-rsid="002b3e8b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1ea871" officeooo:paragraph-rsid="001ea871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1ea871" officeooo:paragraph-rsid="002b3e8b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1ea871" officeooo:paragraph-rsid="002b3eae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1ea871" officeooo:paragraph-rsid="002f3125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26a34f" officeooo:paragraph-rsid="002b3e8b" style:font-size-asian="9pt" style:font-size-complex="9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9pt" officeooo:rsid="002b3e8b" officeooo:paragraph-rsid="002b3e8b" style:font-size-asian="9pt" style:font-size-complex="9pt"/>
    </style:style>
    <style:style style:name="P13" style:family="paragraph" style:parent-style-name="Standard">
      <style:paragraph-properties fo:orphans="0" fo:widows="0"/>
      <style:text-properties fo:font-size="9pt" officeooo:rsid="002b3e8b" officeooo:paragraph-rsid="002b3e8b" style:font-size-asian="9pt" style:font-size-complex="9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9pt" officeooo:rsid="002f3125" officeooo:paragraph-rsid="002f3125" style:font-size-asian="9pt" style:font-size-complex="9pt"/>
    </style:style>
    <style:style style:name="P15" style:family="paragraph" style:parent-style-name="Standard">
      <style:paragraph-properties fo:orphans="0" fo:widows="0"/>
      <style:text-properties fo:font-size="9pt" officeooo:rsid="002f3125" officeooo:paragraph-rsid="002f3125" style:font-size-asian="9pt" style:font-size-complex="9pt"/>
    </style:style>
    <style:style style:name="P16" style:family="paragraph" style:parent-style-name="Standard">
      <style:paragraph-properties fo:line-height="100%" fo:orphans="0" fo:widows="0"/>
    </style:style>
    <style:style style:name="P17" style:family="paragraph" style:parent-style-name="Standard">
      <style:paragraph-properties fo:line-height="110%" fo:text-align="center" style:justify-single-word="false" fo:orphans="0" fo:widows="0"/>
    </style:style>
    <style:style style:name="P18" style:family="paragraph" style:parent-style-name="Standard">
      <style:paragraph-properties fo:line-height="111%" fo:orphans="0" fo:widows="0"/>
    </style:style>
    <style:style style:name="P1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20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21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22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23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2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5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33" style:family="paragraph" style:parent-style-name="Standard">
      <style:paragraph-properties fo:orphans="0" fo:widows="0"/>
      <style:text-properties fo:font-size="9pt" officeooo:rsid="00338f59" officeooo:paragraph-rsid="00338f59" style:font-size-asian="9pt" style:font-size-complex="9pt"/>
    </style:style>
    <style:style style:name="P34" style:family="paragraph" style:parent-style-name="Standard">
      <style:paragraph-properties fo:orphans="0" fo:widows="0"/>
      <style:text-properties fo:font-size="9pt" officeooo:rsid="00349f89" officeooo:paragraph-rsid="00349f89" style:font-size-asian="9pt" style:font-size-complex="9pt"/>
    </style:style>
    <style:style style:name="P35" style:family="paragraph" style:parent-style-name="Standard">
      <style:paragraph-properties fo:orphans="0" fo:widows="0"/>
      <style:text-properties fo:font-size="9pt" officeooo:rsid="0035ee67" officeooo:paragraph-rsid="0035ee67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2dbf14"/>
    </style:style>
    <style:style style:name="T8" style:family="text">
      <style:text-properties officeooo:rsid="00325e69"/>
    </style:style>
    <style:style style:name="T9" style:family="text">
      <style:text-properties officeooo:rsid="002f3125"/>
    </style:style>
    <style:style style:name="T10" style:family="text">
      <style:text-properties officeooo:rsid="0032b823"/>
    </style:style>
    <style:style style:name="T11" style:family="text">
      <style:text-properties officeooo:rsid="00338f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3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4"/>
          </table:table-cell>
          <table:covered-table-cell/>
        </table:table-row>
        <table:table-row table:style-name="Table1.1">
          <table:table-cell table:style-name="Table1.A3" office:value-type="string">
            <text:p text:style-name="P26">Test Case ID: <text:span text:style-name="T4">composed-01</text:span></text:p>
          </table:table-cell>
          <table:table-cell table:style-name="Table1.B3" office:value-type="string">
            <text:p text:style-name="P28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5">Test Priority (Low/Medium/High): <text:span text:style-name="T4">Medium</text:span></text:p>
          </table:table-cell>
          <table:table-cell table:style-name="Table1.B4" office:value-type="string">
            <text:p text:style-name="P27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5">Module Name: <text:span text:style-name="T4">Gestión de Rúbricas</text:span></text:p>
          </table:table-cell>
          <table:table-cell table:style-name="Table1.B5" office:value-type="string">
            <text:p text:style-name="P27">Test Executed by: <text:span text:style-name="T11">Luis Pinochet</text:span></text:p>
          </table:table-cell>
        </table:table-row>
        <table:table-row table:style-name="Table1.1">
          <table:table-cell table:style-name="Table1.A6" office:value-type="string">
            <text:p text:style-name="P25">Test Title: <text:span text:style-name="T5">Validación de campos de rúbrica con texto</text:span></text:p>
          </table:table-cell>
          <table:table-cell table:style-name="Table1.B6" office:value-type="string">
            <text:p text:style-name="P27">Test Execution date: <text:span text:style-name="T11">25/06/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5">Description: <text:span text:style-name="T5">Verificar que los campos de puntaje de una rúbrica son validados correctamente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7">Pre-conditions: </text:p>
            <text:list xml:id="list3267524795" text:style-name="L1">
              <text:list-item>
                <text:p text:style-name="P32">Un usuario admin.</text:p>
              </text:list-item>
              <text:list-item>
                <text:p text:style-name="P32">Una rúbrica llamada “Rúbrica 1”</text:p>
              </text:list-item>
            </text:list>
            <text:p text:style-name="P19"><text:bookmark text:name="_heading=h.gjdgxs"/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7">Dependencies: </text:p>
            <text:p text:style-name="P20">Login de admin, creación de rúbricas, edición de rúbricas.</text:p>
          </table:table-cell>
          <table:covered-table-cell/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2">Step</text:p>
          </table:table-cell>
          <table:table-cell table:style-name="Table2.A1" office:value-type="string">
            <text:p text:style-name="P30">Test Steps</text:p>
          </table:table-cell>
          <table:table-cell table:style-name="Table2.A1" office:value-type="string">
            <text:p text:style-name="P30">Test Data</text:p>
          </table:table-cell>
          <table:table-cell table:style-name="Table2.A1" office:value-type="string">
            <text:p text:style-name="P30">Expected Result</text:p>
          </table:table-cell>
          <table:table-cell table:style-name="Table2.A1" office:value-type="string">
            <text:p text:style-name="P30">Actual Result</text:p>
          </table:table-cell>
          <table:table-cell table:style-name="Table2.A1" office:value-type="string">
            <text:p text:style-name="P30">Status (Pass/Fail)</text:p>
          </table:table-cell>
          <table:table-cell table:style-name="Table2.G1" office:value-type="string">
            <text:p text:style-name="P30">Notes</text:p>
          </table:table-cell>
        </table:table-row>
        <table:table-row table:style-name="Table2.1"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21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la landing page.</text:p>
          </table:table-cell>
          <table:table-cell table:style-name="Table2.A2" office:value-type="string">
            <text:p text:style-name="P34">El usuario puede ver <text:s/>la landing page</text:p>
          </table:table-cell>
          <table:table-cell table:style-name="Table2.A2" office:value-type="string">
            <text:p text:style-name="P33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3">Entrar a la vista de las rúbrica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>El usuario puede ver las rúbricas que hay en el sistema.</text:p>
          </table:table-cell>
          <table:table-cell table:style-name="Table2.A2" office:value-type="string">
            <text:p text:style-name="P34">El usuario vé la “Rúbrica 1 “ en la lista de ŕubricas</text:p>
          </table:table-cell>
          <table:table-cell table:style-name="Table2.A2" office:value-type="string">
            <text:p text:style-name="P34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4">Seleccionar editar la rúbrica “Rúrica 1”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Se abre un cuadro de edición de rúbricas, con campos para editar los valores de la table.</text:p>
          </table:table-cell>
          <table:table-cell table:style-name="Table2.A2" office:value-type="string">
            <text:p text:style-name="P34">El usuario puede ver el cuadro editable</text:p>
          </table:table-cell>
          <table:table-cell table:style-name="Table2.A2" office:value-type="string">
            <text:p text:style-name="P34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4">Rellenar los puntajes de los cr<text:span text:style-name="T10">i</text:span>terios con valores no numéricos.</text:p>
          </table:table-cell>
          <table:table-cell table:style-name="Table2.A2" office:value-type="string">
            <text:p text:style-name="P10">Pueden ser las palabras “hola” y/o “mundo”.</text:p>
          </table:table-cell>
          <table:table-cell table:style-name="Table2.A2" office:value-type="string">
            <text:p text:style-name="P6">El sistema muestra errores de validación.</text:p>
          </table:table-cell>
          <table:table-cell table:style-name="Table2.A2" office:value-type="string">
            <text:p text:style-name="P34">El sistema no muestra errores de validación , sino que se mantiene cargando </text:p>
          </table:table-cell>
          <table:table-cell table:style-name="Table2.A2" office:value-type="string">
            <text:p text:style-name="P34">Fail </text:p>
          </table:table-cell>
          <table:table-cell table:style-name="Table2.G8" office:value-type="string">
            <text:p text:style-name="P34">Al entrar nuevamente a la rúbrica esta no tiene aspectos ni <text:soft-page-break/>niveles </text:p>
          </table:table-cell>
        </table:table-row>
        <table:table-row table:style-name="Table2.1"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5">Rellenar los puntajes de los crterios con valores numéricos <text:span text:style-name="T7">usando , en vez de . como separador</text:span>.</text:p>
          </table:table-cell>
          <table:table-cell table:style-name="Table2.A2" office:value-type="string">
            <text:p text:style-name="P11">Pueden ser <text:span text:style-name="T8">los</text:span> <text:span text:style-name="T8">numeros</text:span> <text:span text:style-name="T8">1,0</text:span> y/o <text:span text:style-name="T8">2,0.</text:span></text:p>
          </table:table-cell>
          <table:table-cell table:style-name="Table2.A2" office:value-type="string">
            <text:p text:style-name="P7">El sistema muestra errores de validación.</text:p>
          </table:table-cell>
          <table:table-cell table:style-name="Table2.A2" office:value-type="string">
            <text:p text:style-name="P34">El sistema no muestra errores, sino que se mantiene cargando</text:p>
          </table:table-cell>
          <table:table-cell table:style-name="Table2.A2" office:value-type="string">
            <text:p text:style-name="P34">Fail</text:p>
          </table:table-cell>
          <table:table-cell table:style-name="Table2.G8" office:value-type="string">
            <text:p text:style-name="P34">Al entrar nuevamente a la rúbrica esta no tiene aspectos ni niveles </text:p>
          </table:table-cell>
        </table:table-row>
        <table:table-row table:style-name="Table2.1"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3">Rellenar los puntajes de los criterios de forma descendente en vez de ascendente.</text:p>
          </table:table-cell>
          <table:table-cell table:style-name="Table2.A2" office:value-type="string">
            <text:p text:style-name="P13">Pueden ser <text:span text:style-name="T9">números como</text:span> 3.0, 2.0, 1.0 y 0.0.</text:p>
          </table:table-cell>
          <table:table-cell table:style-name="Table2.A2" office:value-type="string">
            <text:p text:style-name="P8">El sistema muestra errores de validación.</text:p>
          </table:table-cell>
          <table:table-cell table:style-name="Table2.A2" office:value-type="string">
            <text:p text:style-name="P35">El sistema advierte de que la suma del puntaja no es la correcta</text:p>
          </table:table-cell>
          <table:table-cell table:style-name="Table2.A2" office:value-type="string">
            <text:p text:style-name="P35">Fail</text:p>
          </table:table-cell>
          <table:table-cell table:style-name="Table2.G8" office:value-type="string">
            <text:p text:style-name="P35">El sistema no considera de que los puntajes estén en orden decreciente</text:p>
          </table:table-cell>
        </table:table-row>
        <table:table-row table:style-name="Table2.1"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5">Rellenar los puntajes de los criterios con números negativos, de forma que los puntajes de los criterios máximos sumen 6.</text:p>
          </table:table-cell>
          <table:table-cell table:style-name="Table2.A2" office:value-type="string">
            <text:p text:style-name="P15">Pueden ser números como -3.0, 2.0 y 0.0.</text:p>
          </table:table-cell>
          <table:table-cell table:style-name="Table2.A2" office:value-type="string">
            <text:p text:style-name="P9">El sistema muestra errores de validación.</text:p>
          </table:table-cell>
          <table:table-cell table:style-name="Table2.A2" office:value-type="string">
            <text:p text:style-name="P35">El sistema no guarda errores de validación </text:p>
          </table:table-cell>
          <table:table-cell table:style-name="Table2.A2" office:value-type="string">
            <text:p text:style-name="P35">fail</text:p>
          </table:table-cell>
          <table:table-cell table:style-name="Table2.G8" office:value-type="string">
            <text:p text:style-name="P35"/>
          </table:table-cell>
        </table:table-row>
        <table:table-row table:style-name="Table2.1"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6">Intentar guardar la rúbrica editada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El sistema no permite guardar la nueva rúbrica</text:p>
          </table:table-cell>
          <table:table-cell table:style-name="Table2.A2" office:value-type="string">
            <text:p text:style-name="P35">El sistema permite guardar y emite una señal de que s eguardó</text:p>
          </table:table-cell>
          <table:table-cell table:style-name="Table2.A2" office:value-type="string">
            <text:p text:style-name="P35">fail</text:p>
          </table:table-cell>
          <table:table-cell table:style-name="Table2.G9" office:value-type="string">
            <text:p text:style-name="P1"/>
          </table:table-cell>
        </table:table-row>
      </table:table>
      <text:p text:style-name="P18"/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Default_20_Paragraph_20_Font"><text:span text:style-name="T6">Post-conditions</text:span></text:span>: 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6:08:35.207510363</dc:date>
    <meta:editing-duration>PT4H46M4S</meta:editing-duration>
    <meta:editing-cycles>24</meta:editing-cycles>
    <meta:document-statistic meta:table-count="3" meta:image-count="0" meta:object-count="0" meta:page-count="2" meta:paragraph-count="71" meta:word-count="414" meta:character-count="2421" meta:non-whitespace-character-count="2068"/>
  </office:meta>
</office:document-meta>
</file>